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core Part 3</text:p>
      <text:p text:style-name="P1"/>
      <text:p text:style-name="P1">1. What is the scope of inner beans.</text:p>
      <text:p text:style-name="Standard">a. Singleton</text:p>
      <text:p text:style-name="P4">b. Prototype</text:p>
      <text:p text:style-name="Standard">c. Request</text:p>
      <text:p text:style-name="Standard">d. None Of the above</text:p>
      <text:p text:style-name="Standard"/>
      <text:p text:style-name="Standard"/>
      <text:p text:style-name="P1">2. Inner Beans can be retrieved by it’s name.</text:p>
      <text:p text:style-name="P4">a. True</text:p>
      <text:p text:style-name="Standard">b. False</text:p>
      <text:p text:style-name="Standard"/>
      <text:p text:style-name="Standard"/>
      <text:p text:style-name="P1">3. public abstract class Product {</text:p>
      <text:p text:style-name="P1">public static final Product AAA = new Battery("AAA", 2.5);</text:p>
      <text:p text:style-name="P1">public static final Product CDRW = new Disc("CD-RW", 1.5);</text:p>
      <text:p text:style-name="P1">...</text:p>
      <text:p text:style-name="P1">}</text:p>
      <text:p text:style-name="P1">&lt;beans ...&gt;</text:p>
      <text:p text:style-name="P1">&lt;bean id="aaa" class="org.springframework.beans.factory.config.</text:p>
      <text:p text:style-name="P1">FieldRetrievingFactoryBean"&gt;</text:p>
      <text:p text:style-name="P1">&lt;property name="staticField"&gt;</text:p>
      <text:p text:style-name="P1">&lt;value&gt;com.shop.Product.AAA&lt;/value&gt;</text:p>
      <text:p text:style-name="P1">&lt;/property&gt;</text:p>
      <text:p text:style-name="P1">&lt;/bean&gt;</text:p>
      <text:p text:style-name="P1">&lt;bean id="cdrw" class="org.springframework.beans.factory.config.</text:p>
      <text:p text:style-name="P1">FieldRetrievingFactoryBean"&gt;</text:p>
      <text:p text:style-name="P1">&lt;property&gt; name="staticField"</text:p>
      <text:p text:style-name="P1">valuecom.shop.Product.CDRW/value</text:p>
      <text:p text:style-name="P1">&lt;/property&gt;</text:p>
      <text:p text:style-name="P1">&lt;/bean&gt;</text:p>
      <text:p text:style-name="P1">&lt;/beans&gt;</text:p>
      <text:p text:style-name="P1">B) Product aaa = com.shop.Product.AAA;</text:p>
      <text:p text:style-name="P1">Product cdrw = com.shop.Product.CDRW;</text:p>
      <text:p text:style-name="Standard">a)A and B are equivalent</text:p>
      <text:p text:style-name="Standard">b) A and B provides different functionality</text:p>
      <text:p text:style-name="Standard">c) Runtime Error in A</text:p>
      <text:p text:style-name="Standard">d) Exception in B</text:p>
      <text:p text:style-name="P1"/>
      <text:p text:style-name="P1"/>
      <text:p text:style-name="P1">4.Is this bean configuration correct?</text:p>
      <text:p text:style-name="P1">&lt;beans xmlns="http://www.springframework.org/schema/beans"</text:p>
      <text:p text:style-name="P1">xmlns:xsi="http://www.w3.org/2001/XMLSchema-instance"</text:p>
      <text:p text:style-name="P1"><text:soft-page-break/>xmlns:util="http://www.springframework.org/schema/util"</text:p>
      <text:p text:style-name="P1">xsi:schemaLocation="http://www.springframework.org/schema/beans</text:p>
      <text:p text:style-name="P1">http://www.springframework.org/schema/beans/spring-beans-3.0.xsd</text:p>
      <text:p text:style-name="P1">http://www.springframework.org/schema/util/spring-util-3.0.xsd"</text:p>
      <text:p text:style-name="P1">util:constant id="aaa"</text:p>
      <text:p text:style-name="P1">static-field="com.shop.Product.AAA" /&gt;</text:p>
      <text:p text:style-name="P1">util:constant id="cdrw"</text:p>
      <text:p text:style-name="P1">static-field="com.shop.Product.CDRW" /&gt;</text:p>
      <text:p text:style-name="P1">&lt;/beans&gt;</text:p>
      <text:p text:style-name="Standard">a)Yes</text:p>
      <text:p text:style-name="Standard">b) No</text:p>
      <text:p text:style-name="Standard"/>
      <text:p text:style-name="Standard"/>
      <text:p text:style-name="P1">5. The Spring Expression Language can be accessed by:-</text:p>
      <text:p text:style-name="Standard">a) XML configuration</text:p>
      <text:p text:style-name="Standard">b) Annotations</text:p>
      <text:p text:style-name="Standard">c) None of the mentioned</text:p>
      <text:p text:style-name="P4">d) All of the mentioned</text:p>
      <text:p text:style-name="Standard"/>
      <text:p text:style-name="Standard"/>
      <text:p text:style-name="P1">6. Ways to declare bean from a static field?</text:p>
      <text:p text:style-name="Standard">a) FieldRetrievingFactoryBean</text:p>
      <text:p text:style-name="Standard">b) util:contant</text:p>
      <text:p text:style-name="P4">c) All of the mentioned</text:p>
      <text:p text:style-name="Standard">d) None of the mentioned</text:p>
      <text:p text:style-name="Standard"/>
      <text:p text:style-name="Standard"/>
      <text:p text:style-name="P1">7. What will be the output of the code?</text:p>
      <text:p text:style-name="P1">public class CreatePro {</text:p>
      <text:p text:style-name="P1">String ProductId;</text:p>
      <text:p text:style-name="P1">public CreatePro(String ProductId) {</text:p>
      <text:p text:style-name="P1">this.ProductId = ProductId;</text:p>
      <text:p text:style-name="P1">}</text:p>
      <text:p text:style-name="P1">public static Product creation_Product(String productId) {</text:p>
      <text:p text:style-name="P1">System.out.println("Bean Created");</text:p>
      <text:p text:style-name="P1">if ("aaa".equals(productId)) {</text:p>
      <text:p text:style-name="P1">return new Battery("AAA", 2.5);</text:p>
      <text:p text:style-name="P1">} else if ("cdrw".equals(productId)) {</text:p>
      <text:p text:style-name="P1">return new Disc("CD-RW", 1.5);</text:p>
      <text:p text:style-name="P1">}</text:p>
      <text:p text:style-name="P1">}</text:p>
      <text:p text:style-name="P1">}</text:p>
      <text:p text:style-name="P1">&lt;beans ...&gt;</text:p>
      <text:p text:style-name="P1">&lt;bean id="aaa" class="CreatePro"</text:p>
      <text:p text:style-name="P1"><text:soft-page-break/>factory-method="createProduct"&gt;</text:p>
      <text:p text:style-name="P1">&lt;constructor-arg value="aaa" /&gt;</text:p>
      <text:p text:style-name="P1">&lt;/bean&gt;</text:p>
      <text:p text:style-name="P1">&lt;bean id="cdrw" class="CreatePro"</text:p>
      <text:p text:style-name="P1">factory-method="createProduct"&gt;</text:p>
      <text:p text:style-name="P1">&lt;constructor-arg value="cdrw" /&gt;</text:p>
      <text:p text:style-name="P1">&lt;/bean&gt;</text:p>
      <text:p text:style-name="P1">&lt;/beans&gt;</text:p>
      <text:p text:style-name="Standard">a) BeanCreationException</text:p>
      <text:p text:style-name="Standard">b) Bean Created</text:p>
      <text:p text:style-name="Standard">c) ClassPathException</text:p>
      <text:p text:style-name="Standard">d) None of the mentioned</text:p>
      <text:p text:style-name="P1"/>
      <text:p text:style-name="P1"/>
      <text:p text:style-name="P1">8. For collection merging, which Principles we have to follow:</text:p>
      <text:p text:style-name="P1">1. The beans must and should follow bean inheritance.</text:p>
      <text:p text:style-name="P1">2. The bean collection implementation classes must be the same.</text:p>
      <text:p text:style-name="P1">3. The collection implementation class's generic type must be the</text:p>
      <text:p text:style-name="P1">same.</text:p>
      <text:p text:style-name="Standard">a) 1 And 2</text:p>
      <text:p text:style-name="Standard">b) Only 2</text:p>
      <text:p text:style-name="Standard">c) All three</text:p>
      <text:p text:style-name="Standard">d) None of the above.</text:p>
      <text:p text:style-name="Standard"/>
      <text:p text:style-name="Standard"/>
      <text:p text:style-name="P1">9. Which of the following is not feature of Beans?</text:p>
      <text:p text:style-name="Standard">a) Introspection</text:p>
      <text:p text:style-name="Standard">b) Events</text:p>
      <text:p text:style-name="Standard">c) Persistence</text:p>
      <text:p text:style-name="P4">d) Serialization</text:p>
      <text:p text:style-name="Standard"/>
      <text:p text:style-name="Standard"/>
      <text:p text:style-name="P1">10. . Dynamic-language-backed bean with some configurations</text:p>
      <text:p text:style-name="P4">a) Refreshable bean</text:p>
      <text:p text:style-name="Standard">b) Beanshell</text:p>
      <text:p text:style-name="Standard">c) Scripting Beans</text:p>
      <text:p text:style-name="Standard">d) Inline Script</text:p>
      <text:p text:style-name="Standard"/>
      <text:p text:style-name="Standard"/>
      <text:p text:style-name="P1">11. Which factory method is used in singleton designed pattern?</text:p>
      <text:p text:style-name="P4">A Static factory method</text:p>
      <text:p text:style-name="Standard">B Non Static factory method</text:p>
      <text:p text:style-name="Standard"/>
      <text:p text:style-name="Standard"/>
      <text:p text:style-name="P1"><text:soft-page-break/>12. In which method we can use factory-method?</text:p>
      <text:p text:style-name="P4">A Static method</text:p>
      <text:p text:style-name="Standard">B Main method</text:p>
      <text:p text:style-name="Standard"/>
      <text:p text:style-name="Standard"/>
      <text:p text:style-name="P1">13.Choose the correct syntax for a non-static factory method?</text:p>
      <text:p text:style-name="Standard">A &lt;bean class="com.factotymethod.A" factory-method="getB"&gt;&lt;/bean&gt;</text:p>
      <text:p text:style-name="Standard">B &lt;bean id="b" class="com.factotymethod.A" factory-method="getB"</text:p>
      <text:p text:style-name="Standard">&gt;&lt;/bean&gt;</text:p>
      <text:p text:style-name="Standard">C &lt;bean id="b" class="com.factotymethod.A" factory-method="getB"</text:p>
      <text:p text:style-name="Standard">factory-bean="a"&gt;&lt;/bean&gt;</text:p>
      <text:p text:style-name="Standard">D &lt;bean name="bean1" class="com.factotymethod.A"</text:p>
      <text:p text:style-name="Standard">factory-method="getB" factory-bean="a"&gt;&lt;/bean&gt;</text:p>
      <text:p text:style-name="Standard"/>
      <text:p text:style-name="Standard"/>
      <text:p text:style-name="P1">14. Which interface specifies afterPropertiesSet() method ?</text:p>
      <text:p text:style-name="Standard">A&gt; org.springframework.beansfactory.InitializingBean</text:p>
      <text:p text:style-name="Standard">B&gt; org.springframework.applicationcontext.InitializingBean</text:p>
      <text:p text:style-name="Standard">C&gt; org.springframework.beans.factory.DisposableBean</text:p>
      <text:p text:style-name="P4">D&gt; org.springframework.beans.factory.InitializingBean</text:p>
      <text:p text:style-name="P1"/>
      <text:p text:style-name="P1"/>
      <text:p text:style-name="P1">15. Choose the correct syntax for init-method in xml file?</text:p>
      <text:p text:style-name="Standard">A&gt;&lt;bean name = "exampleBean" class = "examples.ExampleBean"</text:p>
      <text:p text:style-name="Standard">init-method = "init"/&gt;</text:p>
      <text:p text:style-name="Standard">B&gt;&lt;bean id = "exampleBean" name = "exampleBean" init-method =</text:p>
      <text:p text:style-name="Standard">"init"/&gt;</text:p>
      <text:p text:style-name="P4">C&gt;&lt;bean id = "exampleBean" class = "examples.ExampleBean"</text:p>
      <text:p text:style-name="P4">init-method = "init"/&gt;</text:p>
      <text:p text:style-name="Standard">D&gt;&lt;bean id = "exampleBean" class = "examples.ExampleBean" method =</text:p>
      <text:p text:style-name="Standard">"init"/&gt;</text:p>
      <text:p text:style-name="P1"/>
      <text:p text:style-name="P1"/>
      <text:p text:style-name="P1">16. Which method will shutdown and call the relevant destroy methods?</text:p>
      <text:p text:style-name="Standard">A&gt; destroy()</text:p>
      <text:p text:style-name="P4">B&gt; registerShutdownHook()</text:p>
      <text:p text:style-name="Standard">C&gt; shutdow()</text:p>
      <text:p text:style-name="Standard">D&gt; registerDestroy()</text:p>
      <text:p text:style-name="Standard"/>
      <text:p text:style-name="Standard"/>
      <text:p text:style-name="P1">17. Which interface defines callBackMethods?</text:p>
      <text:p text:style-name="P4">A&gt; BeanPostProcessor</text:p>
      <text:p text:style-name="Standard">B&gt; BeanProcessor</text:p>
      <text:p text:style-name="Standard">C&gt; BeanFactory</text:p>
      <text:p text:style-name="Standard"><text:soft-page-break/>D&gt; ApplicationContext</text:p>
      <text:p text:style-name="Standard"/>
      <text:p text:style-name="Standard"/>
      <text:p text:style-name="P1">18. Choose the correct syntax for destroy-method in xml file?</text:p>
      <text:p text:style-name="Standard">A&gt;&lt;bean name = "exampleBean" class = "examples.ExampleBean"</text:p>
      <text:p text:style-name="Standard">destroy-method = "destroy"/&gt;</text:p>
      <text:p text:style-name="Standard">B&gt;&lt;bean id = "exampleBean" name = "exampleBean" destroy-method =</text:p>
      <text:p text:style-name="Standard">"destroy"/&gt;</text:p>
      <text:p text:style-name="P4">C&gt;&lt;bean id = "exampleBean" class = "examples.ExampleBean"</text:p>
      <text:p text:style-name="P4">destroy-method = "destroy"/&gt;</text:p>
      <text:p text:style-name="Standard">D&gt;&lt;bean id = "exampleBean" class = "examples.ExampleBean" method =</text:p>
      <text:p text:style-name="Standard">"destroy"/&gt;</text:p>
      <text:p text:style-name="Standard"/>
      <text:p text:style-name="Standard"/>
      <text:p text:style-name="P1">19. Where we can define default init-method?</text:p>
      <text:p text:style-name="Standard">A<text:span text:style-name="T1">&gt;xml file</text:span></text:p>
      <text:p text:style-name="Standard">B&gt;controller class</text:p>
      <text:p text:style-name="Standard">C&gt;service class</text:p>
      <text:p text:style-name="Standard">D&gt;componenet class</text:p>
      <text:p text:style-name="Standard"/>
      <text:p text:style-name="Standard"/>
      <text:p text:style-name="P1">20. What are the annotations used in the replacement of init and destroy</text:p>
      <text:p text:style-name="P1">methods?</text:p>
      <text:p text:style-name="Standard">A&gt;@Construct and @Destroy</text:p>
      <text:p text:style-name="Standard">B&gt;@init and @destroy</text:p>
      <text:p text:style-name="P4">C&gt;@PostConstruct and @PreDestroy</text:p>
      <text:p text:style-name="Standard">D&gt;@PostInit and @PreDestro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0T13:01:52.473423344</dc:date>
    <meta:editing-duration>PT2M8S</meta:editing-duration>
    <meta:editing-cycles>1</meta:editing-cycles>
    <meta:document-statistic meta:table-count="0" meta:image-count="0" meta:object-count="0" meta:page-count="5" meta:paragraph-count="164" meta:word-count="608" meta:character-count="5001" meta:non-whitespace-character-count="4557"/>
  </office:meta>
</office:document-meta>
</file>